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D000000826A91C21AF60D08D7.png" manifest:media-type="image/png"/>
  <manifest:file-entry manifest:full-path="Pictures/10000000000002880000008ADCEE14C523EC40BE.png" manifest:media-type="image/png"/>
  <manifest:file-entry manifest:full-path="Pictures/10000000000002DE000001135C722049871C4419.png" manifest:media-type="image/png"/>
  <manifest:file-entry manifest:full-path="Pictures/1000000000000276000001EB3D9788DC8278E5E6.png" manifest:media-type="image/png"/>
  <manifest:file-entry manifest:full-path="Pictures/1000000000000270000001E4DE28F29B9F35FF8B.png" manifest:media-type="image/png"/>
  <manifest:file-entry manifest:full-path="Pictures/1000000000000262000001DF6E9BB75A5C6C4E46.png" manifest:media-type="image/png"/>
  <manifest:file-entry manifest:full-path="Pictures/10000000000000C3000000A7122C3CA242BB046B.png" manifest:media-type="image/png"/>
  <manifest:file-entry manifest:full-path="Pictures/100000000000022A0000008E4A4BAA5A74253D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title">
      <style:graphic-properties fo:min-height="2.629cm"/>
      <style:paragraph-properties style:writing-mode="lr-tb"/>
    </style:style>
    <style:style style:name="pr2" style:family="presentation" style:parent-style-name="預設-subtitle">
      <style:graphic-properties draw:fill-color="#ffffff" fo:min-height="2.5cm"/>
      <style:paragraph-properties style:writing-mode="lr-tb"/>
    </style:style>
    <style:style style:name="pr3" style:family="presentation" style:parent-style-name="預設-notes">
      <style:graphic-properties draw:fill-color="#ffffff" fo:min-height="12.572cm"/>
      <style:paragraph-properties style:writing-mode="lr-tb"/>
    </style:style>
    <style:style style:name="pr4" style:family="presentation" style:parent-style-name="預設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2.629cm" svg:x="1.301cm" svg:y="6.5cm" presentation:class="title" presentation:user-transformed="true">
          <draw:text-box>
            <text:p>LuckyGuess</text:p>
          </draw:text-box>
        </draw:frame>
        <draw:frame presentation:style-name="pr2" draw:text-style-name="P1" draw:layer="layout" svg:width="25.199cm" svg:height="2.5cm" svg:x="1.4cm" svg:y="10.5cm" presentation:class="subtitle" presentation:user-transformed="true">
          <draw:text-box>
            <text:p>107062136 文逸雲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行為分析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輸入數字，輸出lo或hi</text:p>
              </text:list-item>
            </text:list>
          </draw:text-box>
        </draw:frame>
        <draw:frame draw:style-name="gr2" draw:text-style-name="P2" draw:layer="layout" svg:width="18.558cm" svg:height="4.755cm" svg:x="9cm" svg:y="10.745cm">
          <draw:image xlink:href="Pictures/100000000000022A0000008E4A4BAA5A74253D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ghidr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使用ghidra來逆向工程</text:p>
              </text:list-item>
              <text:list-item>
                <text:p>function中找到main</text:p>
              </text:list-item>
            </text:list>
          </draw:text-box>
        </draw:frame>
        <draw:frame draw:style-name="gr2" draw:text-style-name="P2" draw:layer="layout" svg:width="7.007cm" svg:height="6cm" svg:x="15.5cm" svg:y="4.5cm">
          <draw:image xlink:href="Pictures/10000000000000C3000000A7122C3CA242BB04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結果</text:p>
          </draw:text-box>
        </draw:frame>
        <draw:frame presentation:style-name="pr4" draw:layer="layout" svg:width="25.199cm" svg:height="11.315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16.136cm" svg:height="12.67cm" svg:x="0cm" svg:y="2.83cm">
          <draw:image xlink:href="Pictures/1000000000000262000001DF6E9BB75A5C6C4E46.png" xlink:type="simple" xlink:show="embed" xlink:actuate="onLoad" draw:mime-type="image/png">
            <text:p/>
          </draw:image>
        </draw:frame>
        <draw:frame draw:style-name="gr2" draw:text-style-name="P2" draw:layer="layout" svg:width="16.506cm" svg:height="12.803cm" svg:x="11.5cm" svg:y="2.947cm">
          <draw:image xlink:href="Pictures/1000000000000270000001E4DE28F29B9F35FF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6.665cm" svg:height="12.988cm" svg:x="5.5cm" svg:y="2.5cm">
          <draw:image xlink:href="Pictures/1000000000000276000001EB3D9788DC8278E5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解法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在49行時跳出迴圈</text:p>
              </text:list-item>
              <text:list-item>
                <text:p>最簡單的方式就是修改jne指令{==&gt; 0x75}為nop指令{==&gt; 0x90}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257cm" presentation:class="outline" presentation:user-transformed="true">
          <draw:text-box>
            <text:list text:style-name="L3">
              <text:list-item>
                <text:p>gdb LuckyGuess</text:p>
              </text:list-item>
              <text:list-item>
                <text:p>disas main</text:p>
              </text:list-item>
              <text:list-item>
                <text:p>0x400b93時植行jne</text:p>
              </text:list-item>
            </text:list>
          </draw:text-box>
        </draw:frame>
        <draw:frame draw:style-name="gr2" draw:text-style-name="P2" draw:layer="layout" svg:width="19.416cm" svg:height="7.274cm" svg:x="8.584cm" svg:y="8.476cm">
          <draw:image xlink:href="Pictures/10000000000002DE000001135C722049871C44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8.319cm" svg:x="0.5cm" svg:y="4.181cm" presentation:class="outline" presentation:user-transformed="true">
          <draw:text-box>
            <text:list text:style-name="L3">
              <text:list-item>
                <text:p>在對應位址設斷點後執行</text:p>
              </text:list-item>
              <text:list-item>
                <text:p>執行到斷點後將指令設為nop(0x90)</text:p>
              </text:list-item>
            </text:list>
          </draw:text-box>
        </draw:frame>
        <draw:frame draw:style-name="gr2" draw:text-style-name="P2" draw:layer="layout" svg:width="17.141cm" svg:height="3.649cm" svg:x="0.5cm" svg:y="0.351cm">
          <draw:image xlink:href="Pictures/10000000000002880000008ADCEE14C523EC40BE.png" xlink:type="simple" xlink:show="embed" xlink:actuate="onLoad" draw:mime-type="image/png">
            <text:p/>
          </draw:image>
        </draw:frame>
        <draw:frame draw:style-name="gr2" draw:text-style-name="P2" draw:layer="layout" svg:width="19.39cm" svg:height="3.438cm" svg:x="0.61cm" svg:y="8.5cm">
          <draw:image xlink:href="Pictures/10000000000002DD000000826A91C21AF60D08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8.624cm" svg:height="10.476cm" svg:x="1.482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6T20:39:46.855015423</meta:creation-date>
    <dc:date>2021-10-26T20:58:47.285447289</dc:date>
    <meta:editing-duration>PT8M20S</meta:editing-duration>
    <meta:editing-cycles>1</meta:editing-cycles>
    <meta:document-statistic meta:object-count="61"/>
    <meta:generator>LibreOffice/7.1.6.2.0$Linux_X86_64 LibreOffice_project/10$Build-2</meta:generator>
  </office:meta>
</office:document-meta>
</file>